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CodesResolverTests.shouldResolveFieldMessageCode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ssageCodesResolverTests.shouldResolve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ssageCodesResolverTests.shouldSupportFieldPostfix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ssageCodesResolverTests.shouldSupportPostfix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ssageCodesResolverTests.shouldResolveMessageCode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ssageCodesResolverTests.shouldResolveIndexedField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essageCodesResolverTests.shouldSupportNull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essageCodesResolverTests.shouldSupportNull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ssageCodesResolverTests.shouldResolveField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ssageCodesResolverTests.shouldSupportCustom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ssageCodesResolverTests.shouldSupportMalformedIndex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